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vOutW</text:p>
          </table:table-cell>
          <table:table-cell table:formula="of:=([.B4]+2*[.B7]-[.B9]*([.B6]-1)-1)/[.B8]+1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deconvOutW</text:p>
          </table:table-cell>
          <table:table-cell table:formula="of:=([.B5]-1)*[.B8]-2*[.B7]+[.B9]*([.B6]-1)+[.B10]+1" office:value-type="float" office:value="508" calcext:value-type="float">
            <text:p>50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vInW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deconvInW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kernel 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ddi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l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tput_paddi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ossible input sizes:</text:p>
          </table:table-cell>
          <table:table-cell/>
          <table:table-cell office:value-type="string" calcext:value-type="string">
            <text:p>possible input sizes:</text:p>
          </table:table-cell>
        </table:table-row>
        <table:table-row table:style-name="ro1">
          <table:table-cell table:formula="of:=((((1+2)*2+4)*2+4)*2+4)*2+4" office:value-type="float" office:value="108" calcext:value-type="float">
            <text:p>108</text:p>
          </table:table-cell>
          <table:table-cell/>
          <table:table-cell table:formula="of:=(((((1+2)*2+4)*2+4)*2+4)*2+4)*2+8" office:value-type="float" office:value="224" calcext:value-type="float">
            <text:p>224</text:p>
          </table:table-cell>
        </table:table-row>
        <table:table-row table:style-name="ro1">
          <table:table-cell table:formula="of:=((((2+2)*2+4)*2+4)*2+4)*2+4" office:value-type="float" office:value="124" calcext:value-type="float">
            <text:p>124</text:p>
          </table:table-cell>
          <table:table-cell/>
          <table:table-cell table:formula="of:=(((((2+2)*2+4)*2+4)*2+4)*2+4)*2+8" office:value-type="float" office:value="256" calcext:value-type="float">
            <text:p>256</text:p>
          </table:table-cell>
        </table:table-row>
        <table:table-row table:style-name="ro1">
          <table:table-cell table:formula="of:=((((3+2)*2+4)*2+4)*2+4)*2+4" office:value-type="float" office:value="140" calcext:value-type="float">
            <text:p>140</text:p>
          </table:table-cell>
          <table:table-cell/>
          <table:table-cell table:formula="of:=(((((3+2)*2+4)*2+4)*2+4)*2+4)*2+8" office:value-type="float" office:value="288" calcext:value-type="float">
            <text:p>288</text:p>
          </table:table-cell>
        </table:table-row>
        <table:table-row table:style-name="ro1">
          <table:table-cell table:formula="of:=((((4+2)*2+4)*2+4)*2+4)*2+4" office:value-type="float" office:value="156" calcext:value-type="float">
            <text:p>156</text:p>
          </table:table-cell>
          <table:table-cell/>
          <table:table-cell table:formula="of:=(((((4+2)*2+4)*2+4)*2+4)*2+4)*2+8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108+n*16</text:p>
          </table:table-cell>
          <table:table-cell/>
          <table:table-cell office:value-type="string" calcext:value-type="string">
            <text:p>224+n*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3:27:58.889028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22:23:42.636584445</meta:creation-date>
    <dc:date>2019-05-07T13:28:58.729747474</dc:date>
    <meta:editing-duration>PT13H38M30S</meta:editing-duration>
    <meta:editing-cycles>4</meta:editing-cycles>
    <meta:generator>LibreOffice/6.2.3.2$Linux_X86_64 LibreOffice_project/20$Build-2</meta:generator>
    <meta:document-statistic meta:table-count="1" meta:cell-count="30" meta:object-count="0"/>
  </office:meta>
</office:document-meta>
</file>